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5000000316920B2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ff3333" fo:font-size="10pt" style:font-size-asian="10pt" style:font-size-complex="10pt"/>
    </style:style>
    <style:style style:name="P4" style:family="paragraph">
      <style:text-properties fo:color="#ff3333"/>
    </style:style>
    <style:style style:name="T1" style:family="text">
      <style:text-properties fo:color="#ff3333" fo:font-size="10pt" style:font-size-asian="10pt" style:font-size-complex="10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299cm" svg:height="0.463cm" svg:x="0.001cm" svg:y="1cm">
          <draw:image xlink:href="Pictures/10000201000003D5000000316920B20D.png" xlink:type="simple" xlink:show="embed" xlink:actuate="onLoad">
            <text:p/>
          </draw:image>
        </draw:frame>
        <draw:frame draw:style-name="gr2" draw:text-style-name="P3" draw:layer="layout" svg:width="2.3cm" svg:height="1.65cm" svg:x="0.6cm" svg:y="1.35cm">
          <draw:text-box>
            <text:p text:style-name="P2"><text:span text:style-name="T1">1</text:span></text:p>
          </draw:text-box>
        </draw:frame>
        <draw:frame draw:style-name="gr2" draw:text-style-name="P4" draw:layer="layout" svg:width="2.3cm" svg:height="1.65cm" svg:x="4.75cm" svg:y="4.35cm">
          <draw:text-box>
            <text:p><text:span text:style-name="T2">2</text:span></text:p>
          </draw:text-box>
        </draw:frame>
        <draw:frame draw:style-name="gr2" draw:text-style-name="P4" draw:layer="layout" svg:width="2.3cm" svg:height="1.65cm" svg:x="4.75cm" svg:y="6.9cm">
          <draw:text-box>
            <text:p><text:span text:style-name="T2">3</text:span></text:p>
          </draw:text-box>
        </draw:frame>
        <draw:frame draw:style-name="gr2" draw:text-style-name="P4" draw:layer="layout" svg:width="2.3cm" svg:height="1.65cm" svg:x="10.6cm" svg:y="4.35cm">
          <draw:text-box>
            <text:p><text:span text:style-name="T2">5</text:span></text:p>
          </draw:text-box>
        </draw:frame>
        <draw:frame draw:style-name="gr2" draw:text-style-name="P3" draw:layer="layout" svg:width="2.3cm" svg:height="1.65cm" svg:x="2.8cm" svg:y="1.35cm">
          <draw:text-box>
            <text:p text:style-name="P2"><text:span text:style-name="T1">2</text:span></text:p>
          </draw:text-box>
        </draw:frame>
        <draw:frame draw:style-name="gr2" draw:text-style-name="P3" draw:layer="layout" svg:width="2.3cm" svg:height="1.65cm" svg:x="4.9cm" svg:y="1.35cm">
          <draw:text-box>
            <text:p text:style-name="P2"><text:span text:style-name="T1">3</text:span></text:p>
          </draw:text-box>
        </draw:frame>
        <draw:frame draw:style-name="gr2" draw:text-style-name="P3" draw:layer="layout" svg:width="2.3cm" svg:height="1.65cm" svg:x="7.6cm" svg:y="1.35cm">
          <draw:text-box>
            <text:p text:style-name="P2"><text:span text:style-name="T1">4</text:span></text:p>
          </draw:text-box>
        </draw:frame>
        <draw:frame draw:style-name="gr2" draw:text-style-name="P3" draw:layer="layout" svg:width="2.3cm" svg:height="1.65cm" svg:x="6.4cm" svg:y="0.45cm">
          <draw:text-box>
            <text:p text:style-name="P2"><text:span text:style-name="T1">6</text:span></text:p>
          </draw:text-box>
        </draw:frame>
        <draw:frame draw:style-name="gr2" draw:text-style-name="P3" draw:layer="layout" svg:width="2.3cm" svg:height="1.65cm" svg:x="2cm" svg:y="0.4cm">
          <draw:text-box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12T15:57:01.546009353</dc:date>
    <dc:creator>youenn </dc:creator>
    <meta:generator>LibreOffice/4.2.7.2$Linux_X86_64 LibreOffice_project/420m0$Build-2</meta:generator>
    <meta:editing-duration>PT1M54S</meta:editing-duration>
    <meta:editing-cycles>5</meta:editing-cycles>
    <meta:document-statistic meta:object-count="10"/>
  </office:meta>
</office:document-meta>
</file>